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Handler.startElement( QName element , XMLAttributes attributes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PointerHandler.processingInstruction( String target , XMLString data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anner.Scann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Handler.ignorableWhitespace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ointer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Handler.getXPointer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Handler.XPointe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s.addToken( int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Handler.parseXPointer( String xpoint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XPointerHandler.addToken( Tokens tokens , int tok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kens.addToken( String token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ointerHandler.getPointer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peek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anner.scanExpr( SymbolTable symbolTable , Tokens tokens , String data , int currentOffset , int endOffset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Tokens.getTokenString(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Handler.reportError( String key ,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Handler.resolveXPointer( QName element , XMLAttributes attributes , Augmentations augs , i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okens.Tokens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ointerHandler.emptyElement( QName element , XMLAttributes attributes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kens.rew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Handler.setProperty( String propertyId ,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okens.hasM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Handler.isFragmentResolv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ointerHandler.reportWarning( String key ,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Handler.isXPointer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Handler.characters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Handler.comment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ointerHandler.setDocumentHandler( XMLDocum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nextToken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anner.scanNCName( String data , int endOffset , int currentOffse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PointerHandler.start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anner.scanData( String data , StringBuffer schemeData , int endOffset , int currentOffse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PointerHandler.initErrorRepor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ointerHandler.isChildFragmentResol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ointerHandler.endElement( QName elemen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anner.addToken( Tokens tokens ,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ointerHandler.XPointerHandler( SymbolTable symbolTable , XMLErrorHandler errorHandler , XMLErrorReporter error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ointerHandler.end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